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5, C206, C208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 C207, C213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AE1501</text:p>
          </table:table-cell>
          <table:table-cell table:style-name="Default" office:value-type="string" calcext:value-type="string">
            <text:p>SR4L034-R</text:p>
          </table:table-cell>
          <table:table-cell table:style-name="Default"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20:24:41.345651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20:27:26.223967283</dc:date>
    <meta:editing-duration>PT4H24M22S</meta:editing-duration>
    <meta:editing-cycles>113</meta:editing-cycles>
    <meta:generator>LibreOffice/6.0.5.2$Linux_X86_64 LibreOffice_project/00$Build-2</meta:generator>
    <meta:document-statistic meta:table-count="1" meta:cell-count="1442" meta:object-count="0"/>
  </office:meta>
</office:document-meta>
</file>